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Spotlight Kyd">
            <text:p>Spotlight Kyd</text:p>
          </table:table-cell>
          <table:table-cell office:value-type="float" office:value="22">
            <text:p>22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LAM">
            <text:p>LAM</text:p>
          </table:table-cell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g75">
            <text:p>sg75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Min Jun Gi">
            <text:p>Min Jun Gi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bsg75">
            <text:p>bsg75</text:p>
          </table:table-cell>
          <table:table-cell table:style-name="pd1" office:value-type="string" office:string-value="lam">
            <text:p>lam</text:p>
          </table:table-cell>
          <table:table-cell table:style-name="pd1" office:value-type="string" office:string-value="min">
            <text:p>min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23.0">
            <text:p>23.0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12.0">
            <text:p>12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7.0">
            <text:p>7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5.3">
            <text:p>5.3</text:p>
          </table:table-cell>
          <table:table-cell office:value-type="float" office:value="-9.6">
            <text:p>-9.6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7.5">
            <text:p>7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3">
            <text:p>5.3</text:p>
          </table:table-cell>
          <table:table-cell office:value-type="float" office:value="-9.6">
            <text:p>-9.6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4.2">
            <text:p>4.2</text:p>
          </table:table-cell>
          <table:table-cell office:value-type="float" office:value="-28.3">
            <text:p>-28.3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.1">
            <text:p>11.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